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October 1768, 4000 troops arrive in Boston. Fights between the Bostonians and the troops broke out constantly. A Boston lawyer, John Adams, says that if the troops stay in Boston, bloodshed is inevitable. On May 5<text:span text:style-name="T1">th</text:span> 1770, a group of soldiers were in front of the government house. An angry mob surrounds them, they sent out a call for help. Tension escalates as Thomas Preston arrives with reinforcements for the troops. He orders the mob to disperse twice. The crowd soon has them all surrounded. No one knows who fired first, but after hearing the first shot, Preston's men begin to fire. 5 civilian wounded, 8 dead. Among the dead was Crispus Attucks.</text:p>
      <text:p text:style-name="Standard">The biggest outcome of the trial for the Boston Massacre was the repeal of the Townsend duties.</text:p>
      <text:p text:style-name="Standard">In 1773, the British India company was close to bankruptcy, so Parliament passed the tea act, to place a tax on tea. Before that, Americans consumed 1,200,000 pounds of tea a year. The H.M.S. Beaver arrives to sell tea, but he can't leave until he pays the tea tax, and he can't pay the tea tax until he sells the tea, and he can't sell the tea because the Bostonians are boycotting the tea.</text:p>
      <text:p text:style-name="Standard">A couple of Bostonians disguised themselves as Mohawk Indians, boarded the ship, and as history states, dumped the tea into the harbor.</text:p>
      <text:p text:style-name="Standard">In 1776, parliament passes 4 laws, they call the Coercive acts. In America, we call them the intolerable acts. These laws were not only to punish Boston, these laws were to make a horrible example of them to the other colonies, how they would be punished. </text:p>
      <text:p text:style-name="Standard">The coercive acts are as follows:</text:p>
      <text:list xml:id="list2576545989074676445" text:style-name="L1">
        <text:list-item>
          <text:p text:style-name="P1">The Port of Boston Act: This act closed Boston Harbor until the tea was paid for, and the so-called Indians were brought to justice.</text:p>
        </text:list-item>
        <text:list-item>
          <text:p text:style-name="P1">The Massachusetts Government Act: Governor Hutchinson is fired. British General Sir Thomas Gage and 10,000 British soldiers are brought in to rule the colony. Gage becomes the new royal governor. He takes away the power of all the colonies assembly. He takes control of all the town meetings.</text:p>
        </text:list-item>
        <text:list-item>
          <text:p text:style-name="P1">The New Quartering Act: This gave General Gage the power to house his men and his equipment wherever he pleased.</text:p>
        </text:list-item>
        <text:list-item>
          <text:p text:style-name="P1">The Administration of Justice Act: Under the Administration of Justice Act, Great Britain could escort anybody to Britain for trial.</text:p>
        </text:list-item>
      </text:list>
      <text:p text:style-name="Standard">Great Britain thought these acts would calm the colonists down, but they did the opposite. These intolerable acts created the condition for American unity. At the congress, the colonies unite to back the colonies resistance to Great Britain. They began to call themselves Minutemen. They began to collect and hide gunpowder and arms in the coloni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23T10:00:45.37</meta:creation-date>
    <dc:date>2017-10-24T15:58:07.40</dc:date>
    <dc:creator>Timothy Cayer</dc:creator>
    <meta:editing-duration>PT45M12S</meta:editing-duration>
    <meta:editing-cycles>5</meta:editing-cycles>
    <meta:generator>OpenOffice/4.1.3$Win32 OpenOffice.org_project/413m1$Build-9783</meta:generator>
    <meta:document-statistic meta:table-count="0" meta:image-count="0" meta:object-count="0" meta:page-count="1" meta:paragraph-count="11" meta:word-count="451" meta:character-count="2592"/>
  </office:meta>
</office:document-meta>
</file>